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130611" officeooo:paragraph-rsid="00130611"/>
    </style:style>
    <style:style style:name="P3" style:family="paragraph" style:parent-style-name="Text_20_body" style:list-style-name="L1">
      <style:text-properties officeooo:rsid="0021ee14" officeooo:paragraph-rsid="0021ee14"/>
    </style:style>
    <style:style style:name="P4" style:family="paragraph" style:parent-style-name="Text_20_body" style:list-style-name="L1">
      <style:text-properties officeooo:rsid="0027b0e1" officeooo:paragraph-rsid="0027b0e1"/>
    </style:style>
    <style:style style:name="P5" style:family="paragraph" style:parent-style-name="Text_20_body" style:list-style-name="L1">
      <style:text-properties officeooo:rsid="004c03d1" officeooo:paragraph-rsid="004c03d1"/>
    </style:style>
    <style:style style:name="T1" style:family="text">
      <style:text-properties officeooo:rsid="0013b68f"/>
    </style:style>
    <style:style style:name="T2" style:family="text">
      <style:text-properties officeooo:rsid="0015d965"/>
    </style:style>
    <style:style style:name="T3" style:family="text">
      <style:text-properties officeooo:rsid="001bf5ae"/>
    </style:style>
    <style:style style:name="T4" style:family="text">
      <style:text-properties officeooo:rsid="0022c75c"/>
    </style:style>
    <style:style style:name="T5" style:family="text">
      <style:text-properties officeooo:rsid="0022f0db"/>
    </style:style>
    <style:style style:name="T6" style:family="text">
      <style:text-properties officeooo:rsid="00253cd7"/>
    </style:style>
    <style:style style:name="T7" style:family="text">
      <style:text-properties officeooo:rsid="00299046"/>
    </style:style>
    <style:style style:name="T8" style:family="text">
      <style:text-properties officeooo:rsid="0029c037"/>
    </style:style>
    <style:style style:name="T9" style:family="text">
      <style:text-properties officeooo:rsid="003dfb7b"/>
    </style:style>
    <style:style style:name="T10" style:family="text">
      <style:text-properties officeooo:rsid="00404e57"/>
    </style:style>
    <style:style style:name="T11" style:family="text">
      <style:text-properties officeooo:rsid="00437a8e"/>
    </style:style>
    <style:style style:name="T12" style:family="text">
      <style:text-properties officeooo:rsid="00448be4"/>
    </style:style>
    <style:style style:name="T13" style:family="text">
      <style:text-properties officeooo:rsid="0050f213"/>
    </style:style>
    <style:style style:name="T14" style:family="text">
      <style:text-properties officeooo:rsid="0056fcd9"/>
    </style:style>
    <style:style style:name="T15" style:family="text">
      <style:text-properties officeooo:rsid="0057dd6d"/>
    </style:style>
    <style:style style:name="T16" style:family="text">
      <style:text-properties officeooo:rsid="005818ca"/>
    </style:style>
    <style:style style:name="T17" style:family="text">
      <style:text-properties officeooo:rsid="00590a63"/>
    </style:style>
    <style:style style:name="T18" style:family="text">
      <style:text-properties officeooo:rsid="0059e1e6"/>
    </style:style>
    <style:style style:name="T19" style:family="text">
      <style:text-properties officeooo:rsid="005bb484"/>
    </style:style>
    <style:style style:name="T20" style:family="text">
      <style:text-properties officeooo:rsid="00649c11"/>
    </style:style>
    <style:style style:name="T21" style:family="text">
      <style:text-properties officeooo:rsid="00650e0b"/>
    </style:style>
    <style:style style:name="T22" style:family="text">
      <style:text-properties officeooo:rsid="00670606"/>
    </style:style>
    <style:style style:name="T23" style:family="text">
      <style:text-properties officeooo:rsid="006c525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1 Peter 3:8-22</text:h>
      <text:h text:style-name="Heading_20_2" text:outline-level="2"><text:bookmark text:name="en-GNT-33454"/>Suffering for Doing Right</text:h>
      <text:list xml:id="list645593544" text:style-name="L1">
        <text:list-item>
          <text:p text:style-name="P1">To conclude: you must all have the same attitude and the same feelings; love one another, and be kind and humble with one another. Do not pay back evil with evil or cursing with cursing; instead, pay back with a blessing, because a blessing is what God promised to give you when he called you.<text:bookmark text:name="en-GNT-33456"/> As the scripture says, “If you want to enjoy life and wish to see good times, you must keep from speaking evil and stop telling lies.<text:bookmark text:name="en-GNT-33457"/> You must turn away from evil and do good; you must strive for peace with all your heart.<text:bookmark text:name="en-GNT-33458"/> For the Lord watches over the righteous and listens to their prayers; but he opposes those who do evil.”<text:bookmark text:name="en-GNT-33459"/> Who will harm you if you are eager to do what is good? <text:bookmark text:name="en-GNT-33460"/>But even if you should suffer for doing what is right, how happy you are! Do not be afraid of anyone, and do not worry. <text:bookmark text:name="en-GNT-33461"/>But have reverence for Christ in your hearts, and honor him as Lord. Be ready at all times to answer anyone who asks you to explain the hope you have in you, <text:bookmark text:name="en-GNT-33462"/>but do it with gentleness and respect. Keep your conscience clear, so that when you are insulted, those who speak evil of your good conduct as followers of Christ will become ashamed of what they say. <text:bookmark text:name="en-GNT-33463"/>For it is better to suffer for doing good, if this should be God's will, than for doing evil. <text:bookmark text:name="en-GNT-33464"/>For Christ died for sins once and for all, a good man on behalf of sinners, in order to lead you to God. He was put to death physically, but made alive spiritually, <text:bookmark text:name="en-GNT-33465"/>and in his spiritual existence he went and preached to the imprisoned spirits. <text:bookmark text:name="en-GNT-33466"/>These were the spirits of those who had not obeyed God when he waited patiently during the days that Noah was building his boat. The few people in the boat—eight in all—were saved by the water, <text:bookmark text:name="en-GNT-33467"/>which was a symbol pointing to baptism, which now saves you. It is not the washing off of bodily dirt, but the promise made to God from a good conscience. It saves you through the resurrection of Jesus Christ, <text:bookmark text:name="en-GNT-33468"/>who has gone to heaven and is at the right side of God, ruling over all angels and heavenly authorities and powers.</text:p>
        </text:list-item>
        <text:list-item>
          <text:p text:style-name="P2">Firstly we’re encourage to have the same attitude and feelings i.e. loving one another, being kind, <text:span text:style-name="T1">being </text:span><text:span text:style-name="T20">humble</text:span><text:span text:style-name="T1">, not revenging but paying back with a blessing any evil or curse directed to us. </text:span><text:span text:style-name="T2">If we all act as mentioned above the world would be a loving home for all, evil would be overcome and God would be praised. As Chritians, we </text:span><text:span text:style-name="T21">ought to</text:span><text:span text:style-name="T2"> be pioneers of such </text:span><text:span text:style-name="T3">good </text:span><text:span text:style-name="T2">deed</text:span><text:span text:style-name="T3">s</text:span><text:span text:style-name="T2"> and </text:span><text:span text:style-name="T22">make the world paradise</text:span><text:span text:style-name="T2">.</text:span></text:p>
        </text:list-item>
        <text:list-item>
          <text:p text:style-name="P3">The secrets to enjoying life and seeing good times according to this passage is <text:span text:style-name="T4">by refraining from speaking evil and lies, turning from evil to good, striving for peace with all in your heart. </text:span><text:span text:style-name="T5">The </text:span><text:span text:style-name="T6">Lord will make you enjoy good life and see good time</text:span><text:span text:style-name="T23">s, </text:span><text:span text:style-name="T6">he </text:span><text:span text:style-name="T5">watches over the </text:span><text:span text:style-name="T6">righteous and listens to their prayers, but he opposes the evil.</text:span></text:p>
        </text:list-item>
        <text:list-item>
          <text:p text:style-name="P4">Logically no one will harm you if you do good but unfortunately that’s not always true. <text:span text:style-name="T7">Even if you suffer for doing good, you should continue being happy, you should not be afraid of anyone, and you should not worry. </text:span><text:span text:style-name="T8">Instead continue having reverence for Christ in your heart, honour him as Lord, be ready to answer with gentleness and respect those who ask about your hope in Christ, keep a clear conscience as this puts to shame those who try to speak evil against you. </text:span><text:span text:style-name="T9">This is the same way Christ suffered for our sins, he was persecuted yet he was a good man who did great and amazing things. </text:span><text:span text:style-name="T10">All this he did </text:span><text:span text:style-name="T11">with the </text:span><text:span text:style-name="T12">aim</text:span><text:span text:style-name="T11"> </text:span><text:span text:style-name="T10">to </text:span><text:span text:style-name="T11">lead</text:span><text:span text:style-name="T10"> us to God.</text:span></text:p>
        </text:list-item>
        <text:list-item>
          <text:p text:style-name="P5"><text:soft-page-break/>The water that saved Noah and his family <text:span text:style-name="T17">is a sign that points to baptism </text:span><text:span text:style-name="T18">which now saves us. </text:span><text:span text:style-name="T19">It is not the washing of bodily dirt but t</text:span><text:span text:style-name="T14">he promise we make to God from a good conscience. </text:span><text:span text:style-name="T19">It saves us throught the ressurection of Jesus</text:span><text:span text:style-name="T14"> </text:span><text:span text:style-name="T15">Christ </text:span><text:span text:style-name="T19">who</text:span><text:span text:style-name="T15"> now rules </text:span><text:span text:style-name="T16">over angels, heavenly authourites and powers</text:span><text:span text:style-name="T15"> in heaven, sitting on the right side of God.</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2T10:26:29.790491839</meta:creation-date>
    <dc:date>2022-05-02T11:23:32.302853509</dc:date>
    <meta:editing-duration>PT56M45S</meta:editing-duration>
    <meta:editing-cycles>35</meta:editing-cycles>
    <meta:generator>LibreOffice/6.4.7.2$Linux_X86_64 LibreOffice_project/40$Build-2</meta:generator>
    <meta:document-statistic meta:table-count="0" meta:image-count="0" meta:object-count="0" meta:page-count="2" meta:paragraph-count="7" meta:word-count="723" meta:character-count="3784" meta:non-whitespace-character-count="3075"/>
  </office:meta>
</office:document-meta>
</file>